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11845351202" calcext:value-type="float">
            <text:p>2.42912</text:p>
          </table:table-cell>
          <table:table-cell office:value-type="float" office:value="3.3797933126646" calcext:value-type="float">
            <text:p>3.37979</text:p>
          </table:table-cell>
          <table:table-cell office:value-type="float" office:value="4.85645889588959" calcext:value-type="float">
            <text:p>4.8564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12482914958" calcext:value-type="float">
            <text:p>2.42912</text:p>
          </table:table-cell>
          <table:table-cell office:value-type="float" office:value="3.37978906223956" calcext:value-type="float">
            <text:p>3.37979</text:p>
          </table:table-cell>
          <table:table-cell office:value-type="float" office:value="4.85647164716472" calcext:value-type="float">
            <text:p>4.8564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29397106377" calcext:value-type="float">
            <text:p>2.42929</text:p>
          </table:table-cell>
          <table:table-cell office:value-type="float" office:value="3.37967630096343" calcext:value-type="float">
            <text:p>3.37968</text:p>
          </table:table-cell>
          <table:table-cell office:value-type="float" office:value="4.8568099309931" calcext:value-type="float">
            <text:p>4.85681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30447211388" calcext:value-type="float">
            <text:p>2.4293</text:p>
          </table:table-cell>
          <table:table-cell office:value-type="float" office:value="3.37966930026336" calcext:value-type="float">
            <text:p>3.37967</text:p>
          </table:table-cell>
          <table:table-cell office:value-type="float" office:value="4.85683093309331" calcext:value-type="float">
            <text:p>4.85683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41473313998" calcext:value-type="float">
            <text:p>2.42941</text:p>
          </table:table-cell>
          <table:table-cell office:value-type="float" office:value="3.37959579291262" calcext:value-type="float">
            <text:p>3.3796</text:p>
          </table:table-cell>
          <table:table-cell office:value-type="float" office:value="4.85705145514551" calcext:value-type="float">
            <text:p>4.85705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42110877754" calcext:value-type="float">
            <text:p>2.42942</text:p>
          </table:table-cell>
          <table:table-cell office:value-type="float" office:value="3.37959154248758" calcext:value-type="float">
            <text:p>3.37959</text:p>
          </table:table-cell>
          <table:table-cell office:value-type="float" office:value="4.85706420642064" calcext:value-type="float">
            <text:p>4.8570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57899956662" calcext:value-type="float">
            <text:p>2.42958</text:p>
          </table:table-cell>
          <table:table-cell office:value-type="float" office:value="3.37948628196153" calcext:value-type="float">
            <text:p>3.37949</text:p>
          </table:table-cell>
          <table:table-cell office:value-type="float" office:value="4.8573799879988" calcext:value-type="float">
            <text:p>4.8573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59362602927" calcext:value-type="float">
            <text:p>2.42959</text:p>
          </table:table-cell>
          <table:table-cell office:value-type="float" office:value="3.37947653098643" calcext:value-type="float">
            <text:p>3.37948</text:p>
          </table:table-cell>
          <table:table-cell office:value-type="float" office:value="4.85740924092409" calcext:value-type="float">
            <text:p>4.85741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77226889356" calcext:value-type="float">
            <text:p>2.42977</text:p>
          </table:table-cell>
          <table:table-cell office:value-type="float" office:value="3.37935743574357" calcext:value-type="float">
            <text:p>3.37936</text:p>
          </table:table-cell>
          <table:table-cell office:value-type="float" office:value="4.85776652665267" calcext:value-type="float">
            <text:p>4.8577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78051971864" calcext:value-type="float">
            <text:p>2.42978</text:p>
          </table:table-cell>
          <table:table-cell office:value-type="float" office:value="3.37935193519352" calcext:value-type="float">
            <text:p>3.37935</text:p>
          </table:table-cell>
          <table:table-cell office:value-type="float" office:value="4.85778302830283" calcext:value-type="float">
            <text:p>4.8577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68221822182" calcext:value-type="float">
            <text:p>2.42968</text:p>
          </table:table-cell>
          <table:table-cell office:value-type="float" office:value="3.37930509717638" calcext:value-type="float">
            <text:p>3.37931</text:p>
          </table:table-cell>
          <table:table-cell office:value-type="float" office:value="4.85827582758276" calcext:value-type="float">
            <text:p>4.8582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69646964696" calcext:value-type="float">
            <text:p>2.4297</text:p>
          </table:table-cell>
          <table:table-cell office:value-type="float" office:value="3.37929559622629" calcext:value-type="float">
            <text:p>3.3793</text:p>
          </table:table-cell>
          <table:table-cell office:value-type="float" office:value="4.85830433043304" calcext:value-type="float">
            <text:p>4.8583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91799179918" calcext:value-type="float">
            <text:p>2.42992</text:p>
          </table:table-cell>
          <table:table-cell office:value-type="float" office:value="3.37914791479148" calcext:value-type="float">
            <text:p>3.37915</text:p>
          </table:table-cell>
          <table:table-cell office:value-type="float" office:value="4.85874737473747" calcext:value-type="float">
            <text:p>4.85875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2991899189919" calcext:value-type="float">
            <text:p>2.42992</text:p>
          </table:table-cell>
          <table:table-cell office:value-type="float" office:value="3.37914724805814" calcext:value-type="float">
            <text:p>3.37915</text:p>
          </table:table-cell>
          <table:table-cell office:value-type="float" office:value="4.85874937493749" calcext:value-type="float">
            <text:p>4.85875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1100110011" calcext:value-type="float">
            <text:p>2.43011</text:p>
          </table:table-cell>
          <table:table-cell office:value-type="float" office:value="3.3790199019902" calcext:value-type="float">
            <text:p>3.37902</text:p>
          </table:table-cell>
          <table:table-cell office:value-type="float" office:value="4.85913141314131" calcext:value-type="float">
            <text:p>4.85913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1102610261" calcext:value-type="float">
            <text:p>2.43011</text:p>
          </table:table-cell>
          <table:table-cell office:value-type="float" office:value="3.37901973530686" calcext:value-type="float">
            <text:p>3.37902</text:p>
          </table:table-cell>
          <table:table-cell office:value-type="float" office:value="4.85913191319132" calcext:value-type="float">
            <text:p>4.85913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25127512751" calcext:value-type="float">
            <text:p>2.43025</text:p>
          </table:table-cell>
          <table:table-cell office:value-type="float" office:value="3.37892572590592" calcext:value-type="float">
            <text:p>3.37893</text:p>
          </table:table-cell>
          <table:table-cell office:value-type="float" office:value="4.85941394139414" calcext:value-type="float">
            <text:p>4.85941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25140014001" calcext:value-type="float">
            <text:p>2.43025</text:p>
          </table:table-cell>
          <table:table-cell office:value-type="float" office:value="3.37892564256426" calcext:value-type="float">
            <text:p>3.37893</text:p>
          </table:table-cell>
          <table:table-cell office:value-type="float" office:value="4.85941419141914" calcext:value-type="float">
            <text:p>4.85941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36453645365" calcext:value-type="float">
            <text:p>2.43036</text:p>
          </table:table-cell>
          <table:table-cell office:value-type="float" office:value="3.37885021835517" calcext:value-type="float">
            <text:p>3.37885</text:p>
          </table:table-cell>
          <table:table-cell office:value-type="float" office:value="4.85964046404641" calcext:value-type="float">
            <text:p>4.85964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37441244124" calcext:value-type="float">
            <text:p>2.43037</text:p>
          </table:table-cell>
          <table:table-cell office:value-type="float" office:value="3.37884363436344" calcext:value-type="float">
            <text:p>3.37884</text:p>
          </table:table-cell>
          <table:table-cell office:value-type="float" office:value="4.8596602160216" calcext:value-type="float">
            <text:p>4.8596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51280128013" calcext:value-type="float">
            <text:p>2.43051</text:p>
          </table:table-cell>
          <table:table-cell office:value-type="float" office:value="3.37875137513751" calcext:value-type="float">
            <text:p>3.37875</text:p>
          </table:table-cell>
          <table:table-cell office:value-type="float" office:value="4.85993699369937" calcext:value-type="float">
            <text:p>4.85994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5604310431" calcext:value-type="float">
            <text:p>2.43056</text:p>
          </table:table-cell>
          <table:table-cell office:value-type="float" office:value="3.3787196219622" calcext:value-type="float">
            <text:p>3.37872</text:p>
          </table:table-cell>
          <table:table-cell office:value-type="float" office:value="4.86003225322532" calcext:value-type="float">
            <text:p>4.86003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68319331933" calcext:value-type="float">
            <text:p>2.43068</text:p>
          </table:table-cell>
          <table:table-cell office:value-type="float" office:value="3.37863778044471" calcext:value-type="float">
            <text:p>3.37864</text:p>
          </table:table-cell>
          <table:table-cell office:value-type="float" office:value="4.86027777777778" calcext:value-type="float">
            <text:p>4.8602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69819481948" calcext:value-type="float">
            <text:p>2.4307</text:p>
          </table:table-cell>
          <table:table-cell office:value-type="float" office:value="3.37862777944461" calcext:value-type="float">
            <text:p>3.37863</text:p>
          </table:table-cell>
          <table:table-cell office:value-type="float" office:value="4.86030778077808" calcext:value-type="float">
            <text:p>4.86031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84283428343" calcext:value-type="float">
            <text:p>2.43084</text:p>
          </table:table-cell>
          <table:table-cell office:value-type="float" office:value="3.37853135313531" calcext:value-type="float">
            <text:p>3.37853</text:p>
          </table:table-cell>
          <table:table-cell office:value-type="float" office:value="4.86059705970597" calcext:value-type="float">
            <text:p>4.860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09302180218" calcext:value-type="float">
            <text:p>2.43093</text:p>
          </table:table-cell>
          <table:table-cell office:value-type="float" office:value="3.37847309730973" calcext:value-type="float">
            <text:p>3.37847</text:p>
          </table:table-cell>
          <table:table-cell office:value-type="float" office:value="4.86077182718272" calcext:value-type="float">
            <text:p>4.8607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113836383638" calcext:value-type="float">
            <text:p>2.43114</text:p>
          </table:table-cell>
          <table:table-cell office:value-type="float" office:value="3.37833433343334" calcext:value-type="float">
            <text:p>3.37833</text:p>
          </table:table-cell>
          <table:table-cell office:value-type="float" office:value="4.86118811881188" calcext:value-type="float">
            <text:p>4.86119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16311631163" calcext:value-type="float">
            <text:p>2.43116</text:p>
          </table:table-cell>
          <table:table-cell office:value-type="float" office:value="3.37831783178318" calcext:value-type="float">
            <text:p>3.37832</text:p>
          </table:table-cell>
          <table:table-cell office:value-type="float" office:value="4.86123762376238" calcext:value-type="float">
            <text:p>4.86124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28725372537" calcext:value-type="float">
            <text:p>2.43129</text:p>
          </table:table-cell>
          <table:table-cell office:value-type="float" office:value="3.37823507350735" calcext:value-type="float">
            <text:p>3.37824</text:p>
          </table:table-cell>
          <table:table-cell office:value-type="float" office:value="4.86148589858986" calcext:value-type="float">
            <text:p>4.86149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29175417542" calcext:value-type="float">
            <text:p>2.43129</text:p>
          </table:table-cell>
          <table:table-cell office:value-type="float" office:value="3.37823207320732" calcext:value-type="float">
            <text:p>3.37823</text:p>
          </table:table-cell>
          <table:table-cell office:value-type="float" office:value="4.86149489948995" calcext:value-type="float">
            <text:p>4.86149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41876687669" calcext:value-type="float">
            <text:p>2.43142</text:p>
          </table:table-cell>
          <table:table-cell office:value-type="float" office:value="3.37814739807314" calcext:value-type="float">
            <text:p>3.37815</text:p>
          </table:table-cell>
          <table:table-cell office:value-type="float" office:value="4.86174892489249" calcext:value-type="float">
            <text:p>4.86175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42051705171" calcext:value-type="float">
            <text:p>2.43142</text:p>
          </table:table-cell>
          <table:table-cell office:value-type="float" office:value="3.3781462312898" calcext:value-type="float">
            <text:p>3.37815</text:p>
          </table:table-cell>
          <table:table-cell office:value-type="float" office:value="4.86175242524252" calcext:value-type="float">
            <text:p>4.86175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61816181618" calcext:value-type="float">
            <text:p>2.43162</text:p>
          </table:table-cell>
          <table:table-cell office:value-type="float" office:value="3.37801446811348" calcext:value-type="float">
            <text:p>3.37801</text:p>
          </table:table-cell>
          <table:table-cell office:value-type="float" office:value="4.86214771477148" calcext:value-type="float">
            <text:p>4.86215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78221988866" calcext:value-type="float">
            <text:p>2.43178</text:p>
          </table:table-cell>
          <table:table-cell office:value-type="float" office:value="3.37790495716238" calcext:value-type="float">
            <text:p>3.3779</text:p>
          </table:table-cell>
          <table:table-cell office:value-type="float" office:value="4.86247499749975" calcext:value-type="float">
            <text:p>4.8624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79022068874" calcext:value-type="float">
            <text:p>2.43179</text:p>
          </table:table-cell>
          <table:table-cell office:value-type="float" office:value="3.37789962329566" calcext:value-type="float">
            <text:p>3.3779</text:p>
          </table:table-cell>
          <table:table-cell office:value-type="float" office:value="4.86249099909991" calcext:value-type="float">
            <text:p>4.86249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194873654032" calcext:value-type="float">
            <text:p>2.43195</text:p>
          </table:table-cell>
          <table:table-cell office:value-type="float" office:value="3.37779394606127" calcext:value-type="float">
            <text:p>3.37779</text:p>
          </table:table-cell>
          <table:table-cell office:value-type="float" office:value="4.86280803080308" calcext:value-type="float">
            <text:p>4.86281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03236990366" calcext:value-type="float">
            <text:p>2.43203</text:p>
          </table:table-cell>
          <table:table-cell office:value-type="float" office:value="3.37773819048571" calcext:value-type="float">
            <text:p>3.37774</text:p>
          </table:table-cell>
          <table:table-cell office:value-type="float" office:value="4.86297529752975" calcext:value-type="float">
            <text:p>4.8629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18538520519" calcext:value-type="float">
            <text:p>2.43219</text:p>
          </table:table-cell>
          <table:table-cell office:value-type="float" office:value="3.37760409374271" calcext:value-type="float">
            <text:p>3.3776</text:p>
          </table:table-cell>
          <table:table-cell office:value-type="float" office:value="4.86334758475848" calcext:value-type="float">
            <text:p>4.86335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1968863553" calcext:value-type="float">
            <text:p>2.4322</text:p>
          </table:table-cell>
          <table:table-cell office:value-type="float" office:value="3.3775964263093" calcext:value-type="float">
            <text:p>3.3776</text:p>
          </table:table-cell>
          <table:table-cell office:value-type="float" office:value="4.86337058705871" calcext:value-type="float">
            <text:p>4.8633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30877254392" calcext:value-type="float">
            <text:p>2.43231</text:p>
          </table:table-cell>
          <table:table-cell office:value-type="float" office:value="3.37752183551689" calcext:value-type="float">
            <text:p>3.37752</text:p>
          </table:table-cell>
          <table:table-cell office:value-type="float" office:value="4.86359435943594" calcext:value-type="float">
            <text:p>4.86359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44166083275" calcext:value-type="float">
            <text:p>2.43244</text:p>
          </table:table-cell>
          <table:table-cell office:value-type="float" office:value="3.37743324332433" calcext:value-type="float">
            <text:p>3.37743</text:p>
          </table:table-cell>
          <table:table-cell office:value-type="float" office:value="4.8638601360136" calcext:value-type="float">
            <text:p>4.8638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44378604527" calcext:value-type="float">
            <text:p>2.43244</text:p>
          </table:table-cell>
          <table:table-cell office:value-type="float" office:value="3.37743182651598" calcext:value-type="float">
            <text:p>3.37743</text:p>
          </table:table-cell>
          <table:table-cell office:value-type="float" office:value="4.86386438643864" calcext:value-type="float">
            <text:p>4.8638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60130179685" calcext:value-type="float">
            <text:p>2.4326</text:p>
          </table:table-cell>
          <table:table-cell office:value-type="float" office:value="3.37732681601493" calcext:value-type="float">
            <text:p>3.37733</text:p>
          </table:table-cell>
          <table:table-cell office:value-type="float" office:value="4.86417941794179" calcext:value-type="float">
            <text:p>4.8641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60430209688" calcext:value-type="float">
            <text:p>2.4326</text:p>
          </table:table-cell>
          <table:table-cell office:value-type="float" office:value="3.37732481581491" calcext:value-type="float">
            <text:p>3.37732</text:p>
          </table:table-cell>
          <table:table-cell office:value-type="float" office:value="4.86418541854185" calcext:value-type="float">
            <text:p>4.86419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72331399807" calcext:value-type="float">
            <text:p>2.43272</text:p>
          </table:table-cell>
          <table:table-cell office:value-type="float" office:value="3.37724547454745" calcext:value-type="float">
            <text:p>3.37725</text:p>
          </table:table-cell>
          <table:table-cell office:value-type="float" office:value="4.86442344234423" calcext:value-type="float">
            <text:p>4.86442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79119578625" calcext:value-type="float">
            <text:p>2.43279</text:p>
          </table:table-cell>
          <table:table-cell office:value-type="float" office:value="3.377200220022" calcext:value-type="float">
            <text:p>3.3772</text:p>
          </table:table-cell>
          <table:table-cell office:value-type="float" office:value="4.86455920592059" calcext:value-type="float">
            <text:p>4.8645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79119578625" calcext:value-type="float">
            <text:p>2.43279</text:p>
          </table:table-cell>
          <table:table-cell office:value-type="float" office:value="3.377200220022" calcext:value-type="float">
            <text:p>3.3772</text:p>
          </table:table-cell>
          <table:table-cell office:value-type="float" office:value="4.86455920592059" calcext:value-type="float">
            <text:p>4.8645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299509117578" calcext:value-type="float">
            <text:p>2.433</text:p>
          </table:table-cell>
          <table:table-cell office:value-type="float" office:value="3.37706428976231" calcext:value-type="float">
            <text:p>3.37706</text:p>
          </table:table-cell>
          <table:table-cell office:value-type="float" office:value="4.86496699669967" calcext:value-type="float">
            <text:p>4.8649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00346701337" calcext:value-type="float">
            <text:p>2.433</text:p>
          </table:table-cell>
          <table:table-cell office:value-type="float" office:value="3.37705870587059" calcext:value-type="float">
            <text:p>3.37706</text:p>
          </table:table-cell>
          <table:table-cell office:value-type="float" office:value="4.86498374837484" calcext:value-type="float">
            <text:p>4.8649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17260892756" calcext:value-type="float">
            <text:p>2.43317</text:p>
          </table:table-cell>
          <table:table-cell office:value-type="float" office:value="3.37694594459446" calcext:value-type="float">
            <text:p>3.37695</text:p>
          </table:table-cell>
          <table:table-cell office:value-type="float" office:value="4.86532203220322" calcext:value-type="float">
            <text:p>4.86532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1766093276" calcext:value-type="float">
            <text:p>2.43318</text:p>
          </table:table-cell>
          <table:table-cell office:value-type="float" office:value="3.3769432776611" calcext:value-type="float">
            <text:p>3.37694</text:p>
          </table:table-cell>
          <table:table-cell office:value-type="float" office:value="4.8653300330033" calcext:value-type="float">
            <text:p>4.86533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29737140381" calcext:value-type="float">
            <text:p>2.4333</text:p>
          </table:table-cell>
          <table:table-cell office:value-type="float" office:value="3.37686276961029" calcext:value-type="float">
            <text:p>3.37686</text:p>
          </table:table-cell>
          <table:table-cell office:value-type="float" office:value="4.86557155715572" calcext:value-type="float">
            <text:p>4.8655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29987165383" calcext:value-type="float">
            <text:p>2.4333</text:p>
          </table:table-cell>
          <table:table-cell office:value-type="float" office:value="3.37686110277694" calcext:value-type="float">
            <text:p>3.37686</text:p>
          </table:table-cell>
          <table:table-cell office:value-type="float" office:value="4.86557655765577" calcext:value-type="float">
            <text:p>4.8655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41238290496" calcext:value-type="float">
            <text:p>2.43341</text:p>
          </table:table-cell>
          <table:table-cell office:value-type="float" office:value="3.37678609527619" calcext:value-type="float">
            <text:p>3.37679</text:p>
          </table:table-cell>
          <table:table-cell office:value-type="float" office:value="4.86580158015802" calcext:value-type="float">
            <text:p>4.8658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66290795746" calcext:value-type="float">
            <text:p>2.43366</text:p>
          </table:table-cell>
          <table:table-cell office:value-type="float" office:value="3.37661907857452" calcext:value-type="float">
            <text:p>3.37662</text:p>
          </table:table-cell>
          <table:table-cell office:value-type="float" office:value="4.86630263026303" calcext:value-type="float">
            <text:p>4.8663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68140980765" calcext:value-type="float">
            <text:p>2.43368</text:p>
          </table:table-cell>
          <table:table-cell office:value-type="float" office:value="3.37660674400773" calcext:value-type="float">
            <text:p>3.37661</text:p>
          </table:table-cell>
          <table:table-cell office:value-type="float" office:value="4.8663396339634" calcext:value-type="float">
            <text:p>4.86634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84305097176" calcext:value-type="float">
            <text:p>2.43384</text:p>
          </table:table-cell>
          <table:table-cell office:value-type="float" office:value="3.37649898323166" calcext:value-type="float">
            <text:p>3.3765</text:p>
          </table:table-cell>
          <table:table-cell office:value-type="float" office:value="4.86666291629163" calcext:value-type="float">
            <text:p>4.8666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84580124679" calcext:value-type="float">
            <text:p>2.43385</text:p>
          </table:table-cell>
          <table:table-cell office:value-type="float" office:value="3.37649714971497" calcext:value-type="float">
            <text:p>3.3765</text:p>
          </table:table-cell>
          <table:table-cell office:value-type="float" office:value="4.86666841684168" calcext:value-type="float">
            <text:p>4.8666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399544121079" calcext:value-type="float">
            <text:p>2.434</text:p>
          </table:table-cell>
          <table:table-cell office:value-type="float" office:value="3.37639738973897" calcext:value-type="float">
            <text:p>3.3764</text:p>
          </table:table-cell>
          <table:table-cell office:value-type="float" office:value="4.86696769676968" calcext:value-type="float">
            <text:p>4.86697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3409307597426" calcext:value-type="float">
            <text:p>2.43409</text:p>
          </table:table-cell>
          <table:table-cell office:value-type="float" office:value="3.37633229989666" calcext:value-type="float">
            <text:p>3.37633</text:p>
          </table:table-cell>
          <table:table-cell office:value-type="float" office:value="4.86716296629663" calcext:value-type="float">
            <text:p>4.86716</text:p>
          </table:table-cell>
          <table:table-cell office:value-type="float" office:value="23997600" calcext:value-type="float">
            <text:p>239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5"/>
        </table:table-row>
        <table:table-row table:style-name="ro1">
          <table:table-cell table:formula="of:=SUM([.A1:.A60])" office:value-type="float" office:value="0" calcext:value-type="float">
            <text:p>0</text:p>
          </table:table-cell>
          <table:table-cell table:formula="of:=SUM([.B1:.B60])" office:value-type="float" office:value="32" calcext:value-type="float">
            <text:p>32</text:p>
          </table:table-cell>
          <table:table-cell table:formula="of:=SUM([.C1:.C60])" office:value-type="float" office:value="0" calcext:value-type="float">
            <text:p>0</text:p>
          </table:table-cell>
          <table:table-cell table:formula="of:=SUM([.D1:.D60])" office:value-type="float" office:value="9" calcext:value-type="float">
            <text:p>9</text:p>
          </table:table-cell>
          <table:table-cell table:formula="of:=SUM([.E1:.E60])" office:value-type="float" office:value="0" calcext:value-type="float">
            <text:p>0</text:p>
          </table:table-cell>
          <table:table-cell table:formula="of:=SUM([.F1:.F60])" office:value-type="float" office:value="43" calcext:value-type="float">
            <text:p>43</text:p>
          </table:table-cell>
          <table:table-cell table:formula="of:=SUM([.G1:.G60])" office:value-type="float" office:value="0" calcext:value-type="float">
            <text:p>0</text:p>
          </table:table-cell>
          <table:table-cell table:formula="of:=SUM([.H1:.H60])" office:value-type="float" office:value="43" calcext:value-type="float">
            <text:p>43</text:p>
          </table:table-cell>
          <table:table-cell table:formula="of:=SUM([.I1:.I60])" office:value-type="float" office:value="0" calcext:value-type="float">
            <text:p>0</text:p>
          </table:table-cell>
          <table:table-cell table:formula="of:=SUM([.J1:.J60])" office:value-type="float" office:value="45" calcext:value-type="float">
            <text:p>45</text:p>
          </table:table-cell>
          <table:table-cell table:formula="of:=SUM([.K1:.K60])" office:value-type="float" office:value="0" calcext:value-type="float">
            <text:p>0</text:p>
          </table:table-cell>
          <table:table-cell table:formula="of:=SUM([.L1:.L60])" office:value-type="float" office:value="18" calcext:value-type="float">
            <text:p>18</text:p>
          </table:table-cell>
          <table:table-cell table:formula="of:=SUM([.M1:.M60])" office:value-type="float" office:value="58" calcext:value-type="float">
            <text:p>58</text:p>
          </table:table-cell>
          <table:table-cell table:formula="of:=SUM([.N1:.N60])" office:value-type="float" office:value="0" calcext:value-type="float">
            <text:p>0</text:p>
          </table:table-cell>
          <table:table-cell table:formula="of:=SUM([.O1:.O60])" office:value-type="float" office:value="52" calcext:value-type="float">
            <text:p>52</text:p>
          </table:table-cell>
          <table:table-cell table:formula="of:=SUM([.P1:.P60])" office:value-type="float" office:value="56" calcext:value-type="float">
            <text:p>56</text:p>
          </table:table-cell>
          <table:table-cell table:formula="of:=SUM([.Q1:.Q60])" office:value-type="float" office:value="59" calcext:value-type="float">
            <text:p>59</text:p>
          </table:table-cell>
          <table:table-cell table:formula="of:=SUM([.R1:.R60])" office:value-type="float" office:value="9" calcext:value-type="float">
            <text:p>9</text:p>
          </table:table-cell>
          <table:table-cell table:formula="of:=SUM([.S1:.S60])" office:value-type="float" office:value="39" calcext:value-type="float">
            <text:p>39</text:p>
          </table:table-cell>
          <table:table-cell table:formula="of:=SUM([.T1:.T60])" office:value-type="float" office:value="60" calcext:value-type="float">
            <text:p>60</text:p>
          </table:table-cell>
          <table:table-cell table:formula="of:=SUM([.U1:.U60])" office:value-type="float" office:value="60" calcext:value-type="float">
            <text:p>60</text:p>
          </table:table-cell>
          <table:table-cell table:formula="of:=SUM([.V1:.V60])" office:value-type="float" office:value="60" calcext:value-type="float">
            <text:p>60</text:p>
          </table:table-cell>
          <table:table-cell table:formula="of:=SUM([.W1:.W60])" office:value-type="float" office:value="6" calcext:value-type="float">
            <text:p>6</text:p>
          </table:table-cell>
          <table:table-cell table:formula="of:=SUM([.X1:.X60])" office:value-type="float" office:value="5" calcext:value-type="float">
            <text:p>5</text:p>
          </table:table-cell>
          <table:table-cell table:formula="of:=SUM([.Y1:.Y60])" office:value-type="float" office:value="5" calcext:value-type="float">
            <text:p>5</text:p>
          </table:table-cell>
          <table:table-cell table:formula="of:=SUM([.Z1:.Z60])" office:value-type="float" office:value="60" calcext:value-type="float">
            <text:p>60</text:p>
          </table:table-cell>
          <table:table-cell table:formula="of:=SUM([.AA1:.AA60])" office:value-type="float" office:value="60" calcext:value-type="float">
            <text:p>60</text:p>
          </table:table-cell>
          <table:table-cell table:formula="of:=SUM([.AB1:.AB60])" office:value-type="float" office:value="5" calcext:value-type="float">
            <text:p>5</text:p>
          </table:table-cell>
          <table:table-cell table:formula="of:=SUM([.AC1:.AC60])" office:value-type="float" office:value="0" calcext:value-type="float">
            <text:p>0</text:p>
          </table:table-cell>
          <table:table-cell table:formula="of:=SUM([.AD1:.AD60])" office:value-type="float" office:value="42" calcext:value-type="float">
            <text:p>42</text:p>
          </table:table-cell>
          <table:table-cell table:formula="of:=SUM([.AE1:.AE60])" office:value-type="float" office:value="0" calcext:value-type="float">
            <text:p>0</text:p>
          </table:table-cell>
          <table:table-cell table:formula="of:=SUM([.AF1:.AF60])" office:value-type="float" office:value="29" calcext:value-type="float">
            <text:p>29</text:p>
          </table:table-cell>
          <table:table-cell table:formula="of:=SUM([.AG1:.AG60])" office:value-type="float" office:value="0" calcext:value-type="float">
            <text:p>0</text:p>
          </table:table-cell>
          <table:table-cell table:formula="of:=SUM([.AH1:.AH60])" office:value-type="float" office:value="0" calcext:value-type="float">
            <text:p>0</text:p>
          </table:table-cell>
          <table:table-cell table:formula="of:=SUM([.AI1:.AI60])" office:value-type="float" office:value="0" calcext:value-type="float">
            <text:p>0</text:p>
          </table:table-cell>
          <table:table-cell table:formula="of:=SUM([.AJ1:.AJ60])" office:value-type="float" office:value="60" calcext:value-type="float">
            <text:p>60</text:p>
          </table:table-cell>
          <table:table-cell table:formula="of:=SUM([.AK1:.AK60])" office:value-type="float" office:value="0" calcext:value-type="float">
            <text:p>0</text:p>
          </table:table-cell>
          <table:table-cell table:formula="of:=SUM([.AL1:.AL60])" office:value-type="float" office:value="0" calcext:value-type="float">
            <text:p>0</text:p>
          </table:table-cell>
          <table:table-cell table:formula="of:=SUM([.AM1:.AM60])" office:value-type="float" office:value="60" calcext:value-type="float">
            <text:p>60</text:p>
          </table:table-cell>
          <table:table-cell table:formula="of:=SUM([.AN1:.AN60])" office:value-type="float" office:value="31" calcext:value-type="float">
            <text:p>31</text:p>
          </table:table-cell>
          <table:table-cell table:formula="of:=SUM([.AO1:.AO60])" office:value-type="float" office:value="0" calcext:value-type="float">
            <text:p>0</text:p>
          </table:table-cell>
          <table:table-cell table:formula="of:=SUM([.AP1:.AP60])" office:value-type="float" office:value="0" calcext:value-type="float">
            <text:p>0</text:p>
          </table:table-cell>
          <table:table-cell table:formula="of:=SUM([.AQ1:.AQ60])" office:value-type="float" office:value="0" calcext:value-type="float">
            <text:p>0</text:p>
          </table:table-cell>
          <table:table-cell table:formula="of:=SUM([.AR1:.AR60])" office:value-type="float" office:value="1" calcext:value-type="float">
            <text:p>1</text:p>
          </table:table-cell>
          <table:table-cell table:formula="of:=SUM([.AS1:.AS60])" office:value-type="float" office:value="12" calcext:value-type="float">
            <text:p>12</text:p>
          </table:table-cell>
          <table:table-cell table:formula="of:=SUM([.AT1:.AT60])" office:value-type="float" office:value="1" calcext:value-type="float">
            <text:p>1</text:p>
          </table:table-cell>
          <table:table-cell table:formula="of:=SUM([.AU1:.AU60])" office:value-type="float" office:value="60" calcext:value-type="float">
            <text:p>60</text:p>
          </table:table-cell>
          <table:table-cell table:formula="of:=SUM([.AV1:.AV60])" office:value-type="float" office:value="27" calcext:value-type="float">
            <text:p>27</text:p>
          </table:table-cell>
          <table:table-cell table:formula="of:=SUM([.AW1:.AW60])" office:value-type="float" office:value="51" calcext:value-type="float">
            <text:p>51</text:p>
          </table:table-cell>
          <table:table-cell table:formula="of:=SUM([.AX1:.AX60])" office:value-type="float" office:value="0" calcext:value-type="float">
            <text:p>0</text:p>
          </table:table-cell>
          <table:table-cell table:formula="of:=SUM([.AY1:.AY60])" office:value-type="float" office:value="60" calcext:value-type="float">
            <text:p>60</text:p>
          </table:table-cell>
          <table:table-cell table:formula="of:=SUM([.AZ1:.AZ60])" office:value-type="float" office:value="60" calcext:value-type="float">
            <text:p>60</text:p>
          </table:table-cell>
          <table:table-cell table:formula="of:=SUM([.BA1:.BA60])" office:value-type="float" office:value="60" calcext:value-type="float">
            <text:p>60</text:p>
          </table:table-cell>
          <table:table-cell table:formula="of:=SUM([.BB1:.BB60])" office:value-type="float" office:value="53" calcext:value-type="float">
            <text:p>53</text:p>
          </table:table-cell>
          <table:table-cell table:formula="of:=SUM([.BC1:.BC60])" office:value-type="float" office:value="0" calcext:value-type="float">
            <text:p>0</text:p>
          </table:table-cell>
          <table:table-cell table:formula="of:=SUM([.BD1:.BD60])" office:value-type="float" office:value="60" calcext:value-type="float">
            <text:p>60</text:p>
          </table:table-cell>
          <table:table-cell table:formula="of:=SUM([.BE1:.BE60])" office:value-type="float" office:value="0" calcext:value-type="float">
            <text:p>0</text:p>
          </table:table-cell>
          <table:table-cell table:formula="of:=SUM([.BF1:.BF60])" office:value-type="float" office:value="60" calcext:value-type="float">
            <text:p>60</text:p>
          </table:table-cell>
          <table:table-cell table:formula="of:=SUM([.BG1:.BG60])" office:value-type="float" office:value="8" calcext:value-type="float">
            <text:p>8</text:p>
          </table:table-cell>
          <table:table-cell table:formula="of:=SUM([.BH1:.BH60])" office:value-type="float" office:value="0" calcext:value-type="float">
            <text:p>0</text:p>
          </table:table-cell>
          <table:table-cell table:formula="of:=SUM([.BI1:.BI60])" office:value-type="float" office:value="0" calcext:value-type="float">
            <text:p>0</text:p>
          </table:table-cell>
          <table:table-cell table:formula="of:=SUM([.BJ1:.BJ60])" office:value-type="float" office:value="60" calcext:value-type="float">
            <text:p>60</text:p>
          </table:table-cell>
          <table:table-cell table:formula="of:=SUM([.BK1:.BK60])" office:value-type="float" office:value="60" calcext:value-type="float">
            <text:p>60</text:p>
          </table:table-cell>
          <table:table-cell table:formula="of:=SUM([.BL1:.BL60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7:50:49.863988231</dc:date>
    <meta:document-statistic meta:table-count="1" meta:cell-count="4628" meta:object-count="0"/>
    <meta:generator>LibreOffice/4.2.8.2$Linux_X86_64 LibreOffice_project/420m0$Build-2</meta:generator>
  </office:meta>
</office:document-meta>
</file>